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style="padding:30px; text-align:justify;"&gt;</text:p>
      <text:p text:style-name="Standard"/>
      <text:p text:style-name="Standard">&lt;div style="text-indent:20px;"&gt;Eren se réveilla en sursaut, ses muscles tendus le forçant à s'asseoir au milieu du lit de la chambre d'hôtel dans laquelle il séjournait depuis quelques jours. Ce mouvement réalisé inconsciemment tira le jeune homme de sa torpeur et il reprit petit à petit ses esprits. En nage, il eut toutes les peines du monde à se défaire de la sensation extrêmement dérangeante qui envahissait son esprit. C'était encore ce rêve... Cela faisait plusieurs semaine désormais qu'il le faisait chaque nuit. Chaque nuit, Eren percevait une présence à ses côté, comme si un être surnaturel se trouvait près de lui. Celui-ci lui parlait alors d'une rencontre, lui indiquant qu'il était « temps », avant de lui souhaiter bonne chance. La signification de ce rêve -si tant est qu'il en avait une- échappait totalement à Eren. Mais une chose était sûre : il était encore une fois témoin de l'un des « phénomènes paranormaux » dont Tobias et lui avaient parlé la semaine précédente. Il devrait lui en parler rapidement...&lt;/div&gt;</text:p>
      <text:p text:style-name="Standard"/>
      <text:p text:style-name="Standard">&lt;div style="text-indent:20px;"&gt;Eren observa ses mains encore tremblantes, ses pensées dérivant à nouveau sur ce fameux rêve qui hantait ses nuits. Le plus perturbant dans cette histoire, c'était que depuis qu'il avait fait irruption dans ses songes, le blondin avait ressenti une... perturbation dans ses émotions. Lui qui d'ordinaire ne laissait jamais percer le moindre sentiment se retrouvait désormais assailli de temps à autres par des pensées bien trop expressives, comme si elles n'étaient pas les siennes. Le garçon était un peu perdu, mais également curieux vis-à-vis de cet événement inattendu. Finalement, ce n'était peut-être pas une si mauvaise chose ; et si c'était simplement son travail de l'année passée qui portait ses fruits ? Peut-être qu'Eren était tout bonnement en train de redevenir normal, et que ces émotions n'étaient que le début de sa réintégration. Fort de ce réconfort (c'est beau la naïveté...), il décida d'oublier cet incident et d'aller de l'avant.&lt;/div&gt;</text:p>
      <text:p text:style-name="Standard"/>
      <text:p text:style-name="Standard">&lt;div style="text-indent:20px;"&gt;Le jeune homme se leva, s'habilla et quitta l'hôtel. Eren s'était installé en France depuis quelques temps déjà et excepté son excursion en terres bavaroises, comptait y rester encore un peu. Il avait tant de choses à découvrir dans tous les pays du monde, et ni ses rêves étranges, ni la météo médiocre de cet endroit peu chaleureux ne pouvaient entamer sa curiosité. Le ciel grisâtre semblait incrusté dans le décor tant Eren ne l'avait pas vu changer d'un pouce depuis son arrivée. Mais le blondinet ne s'en formalisait même plus. Arpentant les rues sans vraiment prêter attention à où il mettait les pieds, il se demandait ce qu'il allait bien pouvoir faire de sa journée. La réponse à cette question s'imposa à son esprit presque instantanément, alors qu'il passait à côté d'un vieillard assis sur un banc en train de lire un journal : s'il devait rester en contact avec Tobias, il faudrait bien qu'il apprenne un jour ou l'autre à lire et écrire. C'était décidé ; il allait apprendre la lecture aujourd'hui (oui, c'est beau l'espoir). Sans attendre, Eren s'avança d'un pas résolu vers une dame qui passait par là. Il se planta devant elle, droit comme un piquet, presque au garde à vous.&lt;/div&gt;</text:p>
      <text:p text:style-name="Standard"/>
      <text:p text:style-name="Standard">-Madame, articula-t-il avec le ton protocolaire qui était le sien. Mon nom est Eren Morgan. Je suis à la recherche d'un lieu où je pourrais apprendre la lecture. Pouvez-vous m'indiquer où faire cela ?</text:p>
      <text:p text:style-name="Standard"/>
      <text:p text:style-name="Standard">La jeune femme eut un hoquet de surprise devant l'apparition de cet inconnu aux allures très militaires et mit quelques secondes à répondre.</text:p>
      <text:p text:style-name="Standard"/>
      <text:p text:style-name="Standard">-Euh... Et bien j'imagine que le meilleur endroit pour ça est la bibliothèque. Il y en a une à deux pas d'ici.</text:p>
      <text:p text:style-name="Standard"/>
      <text:p text:style-name="Standard">Elle lui indiqua le chemin puis prit congé, non sans avoir été gracieusement remerciée -et refusé l'argent que voulait lui donner Eren en échange de ce renseignement. Celui-ci se rendit donc à l'endroit suscité, enthousiaste à l'idée qu'il allait enfin combler cette immense lacune dans son enseignement. Malheureusement pour lui, comme il était à prévoir ce n'était pas le genre d'exercice <text:soft-page-break/>que l'on pouvait réaliser seul, surtout en si peu de temps. N'ayant aucune idée de par où commencer, le blondin s'empara d'une bonne quantité de livres choisis aléatoirement dans les rayons de la bibliothèque et s'installa dans une salle isolée. Il prit le premier bouquin et l'ouvrit en plein milieu, avant de se rendre compte de son erreur monumentale. Les symboles qui y étaient inscrits ne lui évoquaient absolument rien, si ce n'est qu'il les voyait pratiquement tous les jours lorsqu'il apercevait des gens lire le journal. Mais là... c'était le vide intersidéral. Eren était absolument incapable d'en tirer quoi que ce soit. Il essaya avec les autres œuvres sans plus de succès, et commença rapidement à désespéré. Elles étaient toutes remplies du même charabia incompréhensible à ses yeux. C'est alors qu'il eut une idée. Lorsqu'il était au centre, tout ce qu'il avait appris lui venait de ses instructeurs. Ce dont il avait besoin, c'était ça : quelqu'un pour lui apprendre. Le garçon se mit donc en quête d'un précepteur, demandant à qui voulait bien l'entendre de lui enseigner la lecture. Pour une raison qui lui échappa totalement, il se fit rembarrer par tout le monde, ayant même l'impression de les déranger pour la plupart d'entre eux. </text:p>
      <text:p text:style-name="Standard"/>
      <text:p text:style-name="Standard">La journée était déjà bien entamée lorsque, résigné, il revint à sa place initiale. Une quantité phénoménale de livres étaient ouverts, éparpillés sur toute la surface de ce qui était autrefois un bureau. Eren s'assit sur sa chaise en soupirant, se demandant bien comment il allait pouvoir se sortir de ce mauvais pas. Pris d'un désespoir presque comique, le garçon laissa tomber sa tête au milieu du dernier bouquin qu'il avait tenté de déchiffrer, faisant voler les pages de ceux d'à côté qu'il n'avait pas pris la peine de refermer. Eren écarta les bras sur la table et prit l'air le plus désespéré du monde.</text:p>
      <text:p text:style-name="Standard"/>
      <text:p text:style-name="Standard">-Mais qu'est-ce que je vais faiiiiiiiiiiiire...</text:p>
      <text:p text:style-name="Standard">&lt;/div&gt;</text:p>
      <text:p text:style-name="P1">La tête littéralement plongée dans son livre, Eren soupirait pour la énième fois, toujours saisi de ce désespoir radicalement disproportionné par rapport à la situation. Le garçon n'était pas débrouillard pour un sou, et étant donné que personne ici n'avait l'intention de l'aider, il se retrouvait à ne pouvoir compter que sur lui-même, ce qui dans le cas présent était tout sauf une bonne nouvelle. Comment les individus de ce monde s'y prenaient-ils pour apprendre à lire ? Etait-il seulement possible de le faire par soi-même ? Le menton planté au beau milieu de ses bras croisés, Eren continuait à se plaindre intérieurement en faisant la moue. Ses soupirs réguliers faisaient tourner les pages de l'ouvrage sous ses yeux de temps à autres, mais il n'y prêtait quasiment plus attention. Ses pensées divaguaient sur une vision un peu moins étriquée de sa position actuelle ; de manière générale, le blondin n'avait que peu de chance de s'en sortir malgré toute sa bonne volonté. Il se savait ignorant, ingénu, et s'était rendu compte que la société actuelle avait le mauvais goût de ne pas attendre les retardataires. Sans aide extérieure, Eren aurait beaucoup de mal à rattraper le train en marche, tant la complexité de ce monde était grande. Etait-il condamné à ne rien savoir faire ? Allait-il devoir revenir à ses origines, vivant d'assassinats et de sales boulots, alors même qu'il s'était promis de changer de voie ? Un tel avenir ne lui plaisait guère...</text:p>
      <text:p text:style-name="Standard"/>
      <text:p text:style-name="Standard">Le jeune homme fut tiré de ses rêveries par le retour d'une sensation qu'il commençait à ne connaître que trop bien. Ce chatouillement dans le bas-ventre, ces papillons qui le rendaient à la fois mal à l'aise et extrêmement curieux, ainsi qu'un raffut incontrôlable dans son esprit, comme si... quelqu'un s'y était introduit et mêlait ses émotions aux siennes. Lorsque ce phénomène se produisait, le calme absolu qui régnait habituellement dans sa tête laissait place à une foultitude de sentiments qui le déstabilisaient plus qu'il ne l'aurait souhaité. Pour le coup, il le sentait avec une intensité nouvelle, une ardeur qui était inhabituelle et qui le surprit encore plus qu'à l'accoutumé. Qu'est-ce que cela signifiait ? Pourquoi soudainement cette intrusion dans son espace physique et mental s'était-elle accentuée au point qu'Eren en avait presque la nausée ? Le garçon avait pris goût à ce néant de sentiments qui l'accompagnait depuis sa sortie du Centre, et cette déferlante intérieure était beaucoup trop intrusif. Le menton toujours fiché entre ses poignets, le blondin avait froncé les sourcils, ses préoccupations littéraires s'éloignant petit à petit alors que son esprit se perdait dans une multitude de sentiments contradictoires.</text:p>
      <text:p text:style-name="Standard"/>
      <text:p text:style-name="Standard">Pourtant, ce problème se rappela à lui en même temps qu'Eren sentait un contact sur son épaule, le tirant brusquement de sa torpeur. Une douce voix se fraya un chemin de manière un peu trop brutale à travers le mur qu'il s'était inconsciemment construit pour s'isoler dans ses réflexions. Un frisson lui parcourut l'échine alors que le geste délicat de la nouvelle arrivante traversait le fin tissu de sa chemise, tandis qu'il levait son regard de jade vers elle. Sans trop savoir pourquoi, la vision angélique qu'il eut l'instant suivant provoqua en lui un choc encore plus violent. Eren se leva d'un bond, renversant au passage la chaise sur laquelle il était assis depuis le début de l'après-midi, qui alla s'écraser sur le sol dans un fracas ignoble, achevant de susciter de l'animosité chez les quelques rares personnes qui ne détestait pas encore ce garçon beaucoup trop bruyant. Celui-ci n'y prêta même pas attention, ses yeux verts dévorant Angela, droit comme un i.</text:p>
      <text:p text:style-name="Standard"/>
      <text:p text:style-name="Standard">-Madame, Je m'appelle Er...</text:p>
      <text:p text:style-name="Standard"/>
      <text:p text:style-name="Standard">Eren s'interrompit aussitôt, son cerveau embrouillé ayant finalement compris le sens de la phrase de l'apprentie déesse. Ainsi, il ne fallait pas faire de bruit dans une bibliothèque. Ceci expliquait en partie l'attitude agressive que les gens présents avaient adoptée à son égard. Il aurait également pu s'interrompre en se rendant compte qu'il avait appelé une demoiselle « Madame », mais la nuance n'existait même pas dans son esprit, ou encore qu'il venait d'avoir une réaction plutôt étrange au beau milieu d'une bibliothèque, mais une fois encore ces considérations lui passèrent loin au-dessus. Lorsqu'il reprit la parole, c'était en chuchotant, dans un murmure presque inaudible tant il avait désormais peur de faire trop de bruit.</text:p>
      <text:p text:style-name="Standard"/>
      <text:p text:style-name="Standard"><text:soft-page-break/>-Je m'appelle Eren Morgan. Je vous prie d'accepter mes excuses si je vous ai dérangée.</text:p>
      <text:p text:style-name="Standard"/>
      <text:p text:style-name="Standard">Eren s'était encore exprimé avec le ton cérémonieux qui le caractérisait lorsqu'il n'était pas dans l'état d'excitation enfantin qui s'emparait parfois de lui. Le blondin s'exprimait dans un Français presque parfait, à ceci près qu'il possédait un accent british assez prononcé, vestige immanquable de son passé de l'autre côté de la Manche. Son regard émeraude ne quitta pas Angela alors que celle-ci s'emparait d'une chaise pour s'asseoir à côté de la place qu'il venait de délaisser. C'était une jeune femme de son âge environ, plutôt mignonne si l'on prenait comme référentiel les standards actuels, possédant une longue chevelure d'un noir de jais, dont elle prenait visiblement soin. Cependant, au-delà de son apparence certes plaisante, il y avait quelque chose en elle qui perturbait Eren. A l'instant où il avait posé ses yeux sur elle, ce dernier avait senti une boule se former dans son estomac, alors qu'une irrésistible sensation de curiosité s'était emparé de lui. Son envoûtement prit fin lorsque Angela reprit la parole, de sa voix douce et joyeuse. Elle ne devait pas s'attendre à ce que sa phrase ait un tel effet sur le blondin...</text:p>
      <text:p text:style-name="Standard"/>
      <text:p text:style-name="Standard">-Pour... M'aider ? C'est vrai ? Vous savez lire ? Vous pourriez m'apprendre ? Et à écrire aussi ? J'aimerais beaucoup apprendre, mais... mais personne ne veut m'aider. Je ne... je ne sais pas quoi faire.</text:p>
      <text:p text:style-name="Standard"/>
      <text:p text:style-name="Standard">L'excitation qui avait pris possession du bambin était presque palpable tant elle était forte. Sa voix s'était mise à vibrer alors que ses yeux s'étaient écarquillés de bonheur, et on pouvait aisément sentir qu'Eren avait du mal à trouver ses mots. D'une seule parole, Angela avait réussi à faire ressortir le gamin qui sommeillait en lui. A cet instant précis, la nouvelle arrivante était une véritable déesse aux yeux du blondin, loin de s'imaginer combien il était proche de la vérité. Sa curiosité maladive avait même pris le pas sur le picotement qui lui saisissait la nuque depuis que la main de celle qui était divinement liée à lui s'était posée sur son épaule. Le garçon ne savait probablement pas qu'il était en train de faire la rencontre de sa v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28T22:24:45.58</meta:creation-date>
    <dc:date>2014-11-23T20:59:39.39</dc:date>
    <meta:editing-duration>PT14H3M31S</meta:editing-duration>
    <meta:editing-cycles>529</meta:editing-cycles>
    <meta:generator>OpenOffice/4.1.1$Win32 OpenOffice.org_project/411m6$Build-9775</meta:generator>
    <meta:document-statistic meta:table-count="0" meta:image-count="0" meta:object-count="0" meta:page-count="4" meta:paragraph-count="20" meta:word-count="2081" meta:character-count="12714"/>
  </office:meta>
</office:document-meta>
</file>